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28E00000B3FCE853C9DA55D06A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e6e905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384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462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9.998cm" svg:x="5.25cm" svg:y="5.502cm">
          <draw:image xlink:href="Pictures/100000000000128E00000B3FCE853C9DA55D06A6.jpg" xlink:type="simple" xlink:show="embed" xlink:actuate="onLoad" loext:mime-type="image/jpeg">
            <text:p/>
          </draw:image>
        </draw:frame>
        <draw:line draw:style-name="gr2" draw:text-style-name="P2" draw:layer="layout" svg:x1="10.5cm" svg:y1="4.75cm" svg:x2="11.5cm" svg:y2="8.5cm">
          <text:p/>
        </draw:line>
        <draw:line draw:style-name="gr2" draw:text-style-name="P2" draw:layer="layout" svg:x1="12.75cm" svg:y1="3.25cm" svg:x2="13.25cm" svg:y2="8.5cm">
          <text:p/>
        </draw:line>
        <draw:line draw:style-name="gr2" draw:text-style-name="P2" draw:layer="layout" svg:x1="14.75cm" svg:y1="5cm" svg:x2="15cm" svg:y2="8.5cm">
          <text:p/>
        </draw:line>
        <draw:line draw:style-name="gr2" draw:text-style-name="P2" draw:layer="layout" svg:x1="14.75cm" svg:y1="5cm" svg:x2="16.75cm" svg:y2="8.5cm">
          <text:p/>
        </draw:line>
        <draw:line draw:style-name="gr2" draw:text-style-name="P2" draw:layer="layout" svg:x1="18.5cm" svg:y1="4.25cm" svg:x2="18.694cm" svg:y2="8.509cm">
          <text:p/>
        </draw:line>
        <draw:frame draw:style-name="gr3" draw:text-style-name="P3" draw:layer="layout" svg:width="4.25cm" svg:height="1.673cm" svg:x="7.75cm" svg:y="3.077cm">
          <draw:text-box>
            <text:p>74HC74</text:p>
            <text:p>2x D-Flipflop</text:p>
          </draw:text-box>
        </draw:frame>
        <draw:frame draw:style-name="gr4" draw:text-style-name="P3" draw:layer="layout" svg:width="3.25cm" svg:height="2.384cm" svg:x="11.75cm" svg:y="1.75cm">
          <draw:text-box>
            <text:p>74HC00</text:p>
            <text:p>4x NAND</text:p>
          </draw:text-box>
        </draw:frame>
        <draw:frame draw:style-name="gr5" draw:text-style-name="P3" draw:layer="layout" svg:width="3.5cm" svg:height="1.673cm" svg:x="13.5cm" svg:y="3.327cm">
          <draw:text-box>
            <text:p>74HC08</text:p>
            <text:p>je 4x AND</text:p>
          </draw:text-box>
        </draw:frame>
        <draw:frame draw:style-name="gr6" draw:text-style-name="P3" draw:layer="layout" svg:width="3.5cm" svg:height="1.673cm" svg:x="16.75cm" svg:y="3cm">
          <draw:text-box>
            <text:p>74HC32</text:p>
            <text:p>4x OR</text:p>
          </draw:text-box>
        </draw:frame>
        <draw:line draw:style-name="gr2" draw:text-style-name="P2" draw:layer="layout" svg:x1="7.25cm" svg:y1="4.5cm" svg:x2="9.75cm" svg:y2="6.25cm">
          <text:p/>
        </draw:line>
        <draw:line draw:style-name="gr2" draw:text-style-name="P2" draw:layer="layout" svg:x1="11.25cm" svg:y1="2cm" svg:x2="11.75cm" svg:y2="6.25cm">
          <text:p/>
        </draw:line>
        <draw:frame draw:style-name="gr7" draw:text-style-name="P3" draw:layer="layout" svg:width="1.75cm" svg:height="1.673cm" svg:x="9.75cm" svg:y="1.327cm">
          <draw:text-box>
            <text:p>FF1</text:p>
            <text:p>LED</text:p>
          </draw:text-box>
        </draw:frame>
        <draw:frame draw:style-name="gr8" draw:text-style-name="P3" draw:layer="layout" svg:width="2cm" svg:height="1.673cm" svg:x="5.75cm" svg:y="3.788cm">
          <draw:text-box>
            <text:p>FF1‘</text:p>
            <text:p>LED</text:p>
          </draw:text-box>
        </draw:frame>
        <draw:line draw:style-name="gr2" draw:text-style-name="P2" draw:layer="layout" svg:x1="10.5cm" svg:y1="16.5cm" svg:x2="10.75cm" svg:y2="12.75cm">
          <text:p/>
        </draw:line>
        <draw:frame draw:style-name="gr9" draw:text-style-name="P3" draw:layer="layout" svg:width="4.5cm" svg:height="1.75cm" svg:x="8.75cm" svg:y="16.5cm">
          <draw:text-box>
            <text:p>555 Timer</text:p>
            <text:p>(erzeugt Takt)</text:p>
          </draw:text-box>
        </draw:frame>
        <draw:line draw:style-name="gr2" draw:text-style-name="P2" draw:layer="layout" svg:x1="7.75cm" svg:y1="17.5cm" svg:x2="10.25cm" svg:y2="14.25cm">
          <text:p/>
        </draw:line>
        <draw:frame draw:style-name="gr4" draw:text-style-name="P3" draw:layer="layout" svg:width="2.25cm" svg:height="2.384cm" svg:x="6cm" svg:y="16.75cm">
          <draw:text-box>
            <text:p>Clock</text:p>
            <text:p>LED</text:p>
          </draw:text-box>
        </draw:frame>
        <draw:line draw:style-name="gr2" draw:text-style-name="P2" draw:layer="layout" svg:x1="3.5cm" svg:y1="8.25cm" svg:x2="10.25cm" svg:y2="9.5cm">
          <text:p/>
        </draw:line>
        <draw:line draw:style-name="gr2" draw:text-style-name="P2" draw:layer="layout" svg:x1="4cm" svg:y1="11.75cm" svg:x2="11cm" svg:y2="10cm">
          <text:p/>
        </draw:line>
        <draw:frame draw:style-name="gr8" draw:text-style-name="P3" draw:layer="layout" svg:width="2cm" svg:height="1.673cm" svg:x="2cm" svg:y="7.788cm">
          <draw:text-box>
            <text:p>FF2‘</text:p>
            <text:p>LED</text:p>
          </draw:text-box>
        </draw:frame>
        <draw:frame draw:style-name="gr8" draw:text-style-name="P3" draw:layer="layout" svg:width="2cm" svg:height="1.673cm" svg:x="2.25cm" svg:y="11.288cm">
          <draw:text-box>
            <text:p>FF2</text:p>
            <text:p>LED</text:p>
          </draw:text-box>
        </draw:frame>
        <draw:line draw:style-name="gr2" draw:text-style-name="P2" draw:layer="layout" svg:x1="13.5cm" svg:y1="17.75cm" svg:x2="12.75cm" svg:y2="12.75cm">
          <text:p/>
        </draw:line>
        <draw:frame draw:style-name="gr9" draw:text-style-name="P3" draw:layer="layout" svg:width="4.5cm" svg:height="2.384cm" svg:x="12.75cm" svg:y="17.616cm">
          <draw:text-box>
            <text:p>74HC93</text:p>
            <text:p>3 Bit Zähler + </text:p>
            <text:p>1 Bit Zähler</text:p>
          </draw:text-box>
        </draw:frame>
        <draw:line draw:style-name="gr2" draw:text-style-name="P2" draw:layer="layout" svg:x1="15.25cm" svg:y1="16cm" svg:x2="14.5cm" svg:y2="11.5cm">
          <text:p/>
        </draw:line>
        <draw:frame draw:style-name="gr4" draw:text-style-name="P3" draw:layer="layout" svg:width="3.25cm" svg:height="2.384cm" svg:x="16.5cm" svg:y="16cm">
          <draw:text-box>
            <text:p>Sekunde100* LED</text:p>
          </draw:text-box>
        </draw:frame>
        <draw:line draw:style-name="gr2" draw:text-style-name="P2" draw:layer="layout" svg:x1="18cm" svg:y1="16.25cm" svg:x2="16.5cm" svg:y2="14.25cm">
          <text:p/>
        </draw:line>
        <draw:line draw:style-name="gr2" draw:text-style-name="P2" draw:layer="layout" svg:x1="20.25cm" svg:y1="15.75cm" svg:x2="17cm" svg:y2="11.25cm">
          <text:p/>
        </draw:line>
        <draw:line draw:style-name="gr2" draw:text-style-name="P2" draw:layer="layout" svg:x1="18.009cm" svg:y1="16.259cm" svg:x2="16.509cm" svg:y2="14.259cm">
          <text:p/>
        </draw:line>
        <draw:frame draw:style-name="gr9" draw:text-style-name="P3" draw:layer="layout" svg:width="3cm" svg:height="1.75cm" svg:x="20cm" svg:y="15.5cm">
          <draw:text-box>
            <text:p>Sekunde2* LED</text:p>
          </draw:text-box>
        </draw:frame>
        <draw:frame draw:style-name="gr10" draw:text-style-name="P3" draw:layer="layout" svg:width="7.5cm" svg:height="2.384cm" svg:x="21.25cm" svg:y="17.5cm">
          <draw:text-box>
            <text:p>*In Wirklichkeit wird hier von 0 bis 7 gezählt. Bei 6 kommt s100, bei 7 s2.</text:p>
          </draw:text-box>
        </draw:frame>
        <draw:line draw:style-name="gr2" draw:text-style-name="P2" draw:layer="layout" svg:x1="25.75cm" svg:y1="13.5cm" svg:x2="23.75cm" svg:y2="14.25cm">
          <text:p/>
        </draw:line>
        <draw:frame draw:style-name="gr9" draw:text-style-name="P3" draw:layer="layout" svg:width="3cm" svg:height="1.75cm" svg:x="25.5cm" svg:y="12.75cm">
          <draw:text-box>
            <text:p>Ampel</text:p>
            <text:p>LED‘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7:02:25.685900978</meta:creation-date>
    <dc:date>2020-08-29T17:17:32.474010876</dc:date>
    <meta:editing-duration>PT4M16S</meta:editing-duration>
    <meta:editing-cycles>1</meta:editing-cycles>
    <meta:document-statistic meta:object-count="33"/>
    <meta:generator>LibreOffice/6.3.3.2.0$Linux_X86_64 LibreOffice_project/30$Build-2</meta:generator>
  </office:meta>
</office:document-meta>
</file>